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se é o Curso de Programação Orientada a Objetos com Java.</text:span><text:span text:style-name="T2"> </text:span><text:span text:style-name="T1">Meu nome é Eduardo Guerra.</text:span><text:span text:style-name="T2"> </text:span><text:span text:style-name="T1">E hoje vamos falar sobre uma funcionalidade do JUnit que permite</text:span><text:span text:style-name="T2"> </text:span><text:span text:style-name="T1">que a gente execute código antes e depois de testes, ou de uma suíte de testes.</text:span><text:span text:style-name="T2"> </text:span><text:span text:style-name="T1">Então o objetivo dessa aula é estar ensinando vocês a utilização,</text:span><text:span text:style-name="T2"> </text:span><text:span text:style-name="T1">a criação de métodos de inicialização e finalização nos testes.</text:span><text:span text:style-name="T2"> </text:span><text:span text:style-name="T1">Bom imagina por exemplo, que você precisa testar software, que antes de executar,</text:span><text:span text:style-name="T2"> </text:span><text:span text:style-name="T1">ele precisar ler arquivo de configuração, então antes de executar qualquer</text:span><text:span text:style-name="T2"> </text:span><text:span text:style-name="T1">método @teste, você tem que inicializar a classe,</text:span><text:span text:style-name="T2"> </text:span><text:span text:style-name="T1">ou o software si com aquelas informações, ou determinado componente.</text:span><text:span text:style-name="T2"> </text:span><text:span text:style-name="T1">Outro caso bastante comum, é por exemplo, quando a gente precisa criar objetos,</text:span><text:span text:style-name="T2"> </text:span><text:span text:style-name="T1">ou para a gente setar na classe que a gente está criando,</text:span><text:span text:style-name="T2"> </text:span><text:span text:style-name="T1">que a gente quer testar, ou para de repente estar passando como</text:span><text:span text:style-name="T2"> </text:span><text:span text:style-name="T1">parâmetro para a classe que a gente quer testar.</text:span><text:span text:style-name="T2"> </text:span><text:span text:style-name="T1">Então às vezes, esses mesmos objetos eles vão ser usados vários testes</text:span><text:span text:style-name="T2"> </text:span><text:span text:style-name="T1">ao longo daquela execução para testar toda funcionalidade de uma determinada classe.</text:span><text:span text:style-name="T2"> </text:span><text:span text:style-name="T1">Alguns outros casos, a gente pode ter essa questão comum,</text:span><text:span text:style-name="T2"> </text:span><text:span text:style-name="T1">ela muitas vezes, ela pode ser depois da execução do teste.</text:span><text:span text:style-name="T2"> </text:span><text:span text:style-name="T1">Por exemplo, se de repente a minha classe, ela abre uma conexão,</text:span><text:span text:style-name="T2"> </text:span><text:span text:style-name="T1">que às vezes deixa aberta, ou então eu mesmo na hora de inicializar o</text:span><text:span text:style-name="T2"> </text:span><text:span text:style-name="T1">teste eu crio essa conexão e abro ela para que a minha classe testada possa utilizar.</text:span><text:span text:style-name="T2"> </text:span><text:span text:style-name="T1">Muitas vezes no final eu preciso fechar essa conexão, para que o próximo teste,</text:span><text:span text:style-name="T2"> </text:span><text:span text:style-name="T1">ele possa passar por todo esse processo novamente dentro de cenário diferente.</text:span><text:span text:style-name="T2"> </text:span><text:span text:style-name="T1">Com isso aí dá para perceber que muitas vezes, eu tenho códigos que vão executar</text:span><text:span text:style-name="T2"> </text:span><text:span text:style-name="T1">antes do teste e códigos que vão executar depois dos testes,</text:span><text:span text:style-name="T2"> </text:span><text:span text:style-name="T1">que pode ser comum dentro de uma suíte de teste, dentro de conjunto de testes.</text:span><text:span text:style-name="T2"> </text:span><text:span text:style-name="T1">A gente não quer que esse código, ele fique duplicado,</text:span><text:span text:style-name="T2"> </text:span><text:span text:style-name="T1">eu não quero por exemplo, se eu tenho que criar objeto antes,</text:span><text:span text:style-name="T2"> </text:span><text:span text:style-name="T1">eu ter que estar criando aquele objeto antes, todos os métodos de testes.</text:span><text:span text:style-name="T2"> </text:span><text:span text:style-name="T1">E eu também não quero por exemplo, se eu tenho que fechar uma conexão,</text:span><text:span text:style-name="T2"> </text:span><text:span text:style-name="T1">ter que fechar essa conexão todos os métodos de teste,</text:span><text:span text:style-name="T2"> </text:span><text:span text:style-name="T1">além de isso ser a duplicação de código que é ruim, porque se eu tenho que</text:span><text:span text:style-name="T2"> </text:span><text:span text:style-name="T1">modificar eu tenho que modificar tudo, se alguém por exemplo, esquecer vamos supor,</text:span><text:span text:style-name="T2"> </text:span><text:span text:style-name="T1">de fechar uma conexão, isso pode quebrar o meu próximo teste.</text:span><text:span text:style-name="T2"> </text:span><text:span text:style-name="T1">Isso daí de repente vai me dar uma ferrada, eu vou olhar,</text:span><text:span text:style-name="T2"> </text:span><text:span text:style-name="T1">porque esse cara está dando problema?</text:span><text:span text:style-name="T2"> </text:span><text:span text:style-name="T1">E as vezes é porque no teste anterior, eu esqueci de fazer uma limpeza,</text:span><text:span text:style-name="T2"> </text:span><text:span text:style-name="T1">ou porque eu não inicializei direito.</text:span><text:span text:style-name="T2"> </text:span><text:span text:style-name="T1">Então não é desejável que eu fique duplicando esse código,</text:span><text:span text:style-name="T2"> </text:span><text:span text:style-name="T1">isso aí as pessoas podem esquecer de colocar, ou por exemplo,</text:span><text:span text:style-name="T2"> </text:span><text:span text:style-name="T1">vamos supor que eu tenha que dar uma manutenção,</text:span><text:span text:style-name="T2"> </text:span><text:span text:style-name="T1">eu preciso alterar uma coisa nesse teste, vou ter que alterar vários locais,</text:span><text:span text:style-name="T2"> </text:span><text:span text:style-name="T1">se eu esquecer de alterar isso daí também pode gerar consequências para o teste,</text:span><text:span text:style-name="T2"> </text:span><text:span text:style-name="T1">para os próximos testes, então, não é assim que devemos fazer.</text:span><text:span text:style-name="T2"> </text:span><text:span text:style-name="T1">Felizmente, o JUnit ele tem anotações que eu posso colocar métodos,</text:span><text:span text:style-name="T2"> </text:span><text:span text:style-name="T1">para que eles sejam métodos de inicialização, ou seja,</text:span><text:span text:style-name="T2"> </text:span><text:span text:style-name="T1">que eu posso utilizar ele para inicializar coisas antes do teste e eu também</text:span><text:span text:style-name="T2"> </text:span><text:span text:style-name="T1">posso criar métodos para fazer limpeza para os próximos testes.</text:span><text:span text:style-name="T2"> </text:span><text:span text:style-name="T1">Então, eu tenho a anotação @before,</text:span><text:span text:style-name="T2"> </text:span><text:span text:style-name="T1">que eu posso utilizar métodos para executar antes</text:span><text:span text:style-name="T2"> </text:span><text:span text:style-name="T1">de cada método de teste e eu tenho a anotação @after,</text:span><text:span text:style-name="T2"> </text:span><text:span text:style-name="T1">que eu posso utilizar métodos para executar depois de cada método de teste.</text:span><text:span text:style-name="T2"> </text:span><text:span text:style-name="T1">Então assim, para ficar mais claro, se eu tiver o teste A,</text:span><text:span text:style-name="T2"> </text:span><text:span text:style-name="T1">o teste B e o teste C, ele vai executar o before, o teste A,</text:span><text:span text:style-name="T2"> </text:span><text:span text:style-name="T1">depois do after, o before, o teste B, depois do after,</text:span><text:span text:style-name="T2"> </text:span><text:span text:style-name="T1">o before, o teste C, e depois o after.</text:span><text:span text:style-name="T2"> </text:span><text:span text:style-name="T1">Então o before e o after, eles executam antes e depois de cada método de teste.</text:span><text:span text:style-name="T2"> </text:span><text:span text:style-name="T1">Talvez você esteja se perguntando: "E se eu precisar de uma coisa que vai rodar uma</text:span><text:span text:style-name="T2"> </text:span><text:span text:style-name="T1">vez antes de todos os testes?" Aí você pode utilizar a anotação</text:span><text:span text:style-name="T2"> </text:span><text:span text:style-name="T1">BeforeClass e AfterClass.</text:span><text:span text:style-name="T2"> </text:span><text:span text:style-name="T1">Nesse caso, essa anotação, ela vai executar esse método que tem</text:span><text:span text:style-name="T2"> </text:span><text:span text:style-name="T1">essa anotação, ele vai executar antes e depois de todos os testes,</text:span><text:span text:style-name="T2"> </text:span><text:span text:style-name="T1">então se eu tiver o teste A, B e C, ele vai executar o BeforeClass</text:span><text:span text:style-name="T2"> </text:span><text:span text:style-name="T1">todos os testes, e depois o que tiver o AfterClass.</text:span><text:span text:style-name="T2"> </text:span><text:span text:style-name="T1">Então, espero que dessa forma, vocês tenham entendido como fazer,</text:span><text:span text:style-name="T2"> </text:span><text:span text:style-name="T1">criar métodos de inicialização e finalização dentro de suítes de testes,</text:span><text:span text:style-name="T2"> </text:span><text:span text:style-name="T3">sabendo como criar esses que são antes de todos os testes e</text:span><text:span text:style-name="T2"> </text:span><text:span text:style-name="T1">depois de de todos os testes e aqueles que são antes e depois de cada dos testes.</text:span><text:span text:style-name="T2"> </text:span><text:span text:style-name="T1">Muito obrigado por assistir.</text:span><text:span text:style-name="T2"> </text:span><text:span text:style-name="T3">Fique ligado nas próximas aulas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1.6.2$Windows_x86 LibreOffice_project/07ac168c60a517dba0f0d7bc7540f5afa45f0909</meta:generator>
    <dc:date>2017-01-17T07:44:55.906000000</dc:date>
    <meta:document-statistic meta:table-count="0" meta:image-count="0" meta:object-count="0" meta:page-count="1" meta:paragraph-count="1" meta:word-count="794" meta:character-count="4441" meta:non-whitespace-character-count="3646"/>
    <meta:user-defined meta:name="Info 1"/>
    <meta:user-defined meta:name="Info 2"/>
    <meta:user-defined meta:name="Info 3"/>
    <meta:user-defined meta:name="Info 4"/>
  </office:meta>
</office:document-meta>
</file>